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131cm"/>
    </style:style>
    <style:style style:name="co2" style:family="table-column">
      <style:table-column-properties fo:break-before="auto" style:column-width="1.012cm"/>
    </style:style>
    <style:style style:name="co3" style:family="table-column">
      <style:table-column-properties fo:break-before="auto" style:column-width="0.034cm"/>
    </style:style>
    <style:style style:name="co4" style:family="table-column">
      <style:table-column-properties fo:break-before="auto" style:column-width="1.568cm"/>
    </style:style>
    <style:style style:name="co5" style:family="table-column">
      <style:table-column-properties fo:break-before="auto" style:column-width="2.679cm"/>
    </style:style>
    <style:style style:name="co6" style:family="table-column">
      <style:table-column-properties fo:break-before="auto" style:column-width="0.065cm"/>
    </style:style>
    <style:style style:name="co7" style:family="table-column">
      <style:table-column-properties fo:break-before="auto" style:column-width="1.699cm"/>
    </style:style>
    <style:style style:name="co8" style:family="table-column">
      <style:table-column-properties fo:break-before="auto" style:column-width="2.484cm"/>
    </style:style>
    <style:style style:name="co9" style:family="table-column">
      <style:table-column-properties fo:break-before="auto" style:column-width="1.764cm"/>
    </style:style>
    <style:style style:name="co10" style:family="table-column">
      <style:table-column-properties fo:break-before="auto" style:column-width="2.94cm"/>
    </style:style>
    <style:style style:name="co11" style:family="table-column">
      <style:table-column-properties fo:break-before="auto" style:column-width="4.574cm"/>
    </style:style>
    <style:style style:name="co12" style:family="table-column">
      <style:table-column-properties fo:break-before="auto" style:column-width="0.72cm"/>
    </style:style>
    <style:style style:name="co13" style:family="table-column">
      <style:table-column-properties fo:break-before="auto" style:column-width="1.829cm"/>
    </style:style>
    <style:style style:name="co14" style:family="table-column">
      <style:table-column-properties fo:break-before="auto" style:column-width="0.653cm"/>
    </style:style>
    <style:style style:name="co15" style:family="table-column">
      <style:table-column-properties fo:break-before="auto" style:column-width="1.503cm"/>
    </style:style>
    <style:style style:name="co16" style:family="table-column">
      <style:table-column-properties fo:break-before="auto" style:column-width="1.372cm"/>
    </style:style>
    <style:style style:name="co17" style:family="table-column">
      <style:table-column-properties fo:break-before="auto" style:column-width="1.7cm"/>
    </style:style>
    <style:style style:name="ro1" style:family="table-row">
      <style:table-row-properties style:row-height="0.564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353cm" fo:break-before="auto" style:use-optimal-row-height="false"/>
    </style:style>
    <style:style style:name="ro4" style:family="table-row">
      <style:table-row-properties style:row-height="0.459cm" fo:break-before="auto" style:use-optimal-row-height="false"/>
    </style:style>
    <style:style style:name="ro5" style:family="table-row">
      <style:table-row-properties style:row-height="1.482cm" fo:break-before="auto" style:use-optimal-row-height="false"/>
    </style:style>
    <style:style style:name="ro6" style:family="table-row">
      <style:table-row-properties style:row-height="0.67cm" fo:break-before="auto" style:use-optimal-row-height="false"/>
    </style:style>
    <style:style style:name="ro7" style:family="table-row">
      <style:table-row-properties style:row-height="0.529cm" fo:break-before="auto" style:use-optimal-row-height="true"/>
    </style:style>
    <style:style style:name="ta1" style:family="table" style:master-page-name="PageStyle_5f_Page_20_1">
      <style:table-properties table:display="true" style:writing-mode="lr-tb"/>
    </style:style>
    <style:style style:name="ce1"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67788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data-style-name="N0">
      <style:table-cell-properties fo:border-bottom="0.74pt solid #000000" fo:background-color="#ffba3e" style:cell-protect="none"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0">
      <style:table-cell-properties fo:border-bottom="0.74pt solid #000000" fo:background-color="#989898" style:cell-protect="none"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0">
      <style:table-cell-properties fo:background-color="#bfbfb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5pt" fo:font-style="normal" fo:text-shadow="none" style:text-underline-style="none" fo:font-weight="bold" style:font-size-asian="5pt" style:font-style-asian="normal" style:font-weight-asian="bold" style:font-name-complex="Arial" style:font-size-complex="5pt" style:font-style-complex="normal" style:font-weight-complex="bold"/>
    </style:style>
    <style:style style:name="ce5"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6" style:family="table-cell" style:parent-style-name="Default" style:data-style-name="N0">
      <style:table-cell-properties fo:border-bottom="0.74pt solid #000000" fo:background-color="#94a4a7" style:cell-protect="none"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0">
      <style:table-cell-properties fo:border-bottom="0.74pt solid #000000" fo:background-color="#ffba3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8" style:family="table-cell" style:parent-style-name="Default" style:data-style-name="N0">
      <style:table-cell-properties fo:border-bottom="0.74pt solid #000000" fo:background-color="#989898"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ffffff" style:text-outline="false" style:text-line-through-style="none" style:text-line-through-type="none" style:font-name="Arial" fo:font-size="5pt" fo:font-style="normal" fo:text-shadow="none" style:text-underline-style="none" fo:font-weight="bold" style:font-size-asian="5pt" style:font-style-asian="normal" style:font-weight-asian="bold" style:font-name-complex="Arial" style:font-size-complex="5pt" style:font-style-complex="normal" style:font-weight-complex="bold"/>
    </style:style>
    <style:style style:name="ce9" style:family="table-cell" style:parent-style-name="Default" style:data-style-name="N0">
      <style:table-cell-properties fo:border-bottom="0.74pt solid #000000" fo:background-color="#94a4a7"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ffffff" style:text-outline="false" style:text-line-through-style="none" style:text-line-through-type="none" style:font-name="Arial" fo:font-size="5pt" fo:font-style="normal" fo:text-shadow="none" style:text-underline-style="none" fo:font-weight="bold" style:font-size-asian="5pt" style:font-style-asian="normal" style:font-weight-asian="bold" style:font-name-complex="Arial" style:font-size-complex="5pt" style:font-style-complex="normal" style:font-weight-complex="bold"/>
    </style:style>
    <style:style style:name="ce10" style:family="table-cell" style:parent-style-name="Default" style:data-style-name="N0">
      <style:table-cell-properties fo:border-bottom="0.74pt solid #000000" fo:background-color="#94a4a7" style:cell-protect="none"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12" style:family="table-cell" style:parent-style-name="Default" style:data-style-name="N0">
      <style:table-cell-properties fo:border-bottom="0.74pt solid #000000" fo:background-color="#989898" style:cell-protect="none"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0">
      <style:table-cell-properties fo:border-bottom="0.74pt solid #000000" fo:background-color="#989898"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ffffff" style:text-outline="false" style:text-line-through-style="none" style:text-line-through-typ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4" style:family="table-cell" style:parent-style-name="Default" style:data-style-name="N0">
      <style:table-cell-properties fo:border-bottom="0.74pt solid #000000" fo:background-color="#989898"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fo:color="#ffffff" style:text-outline="false" style:text-line-through-style="none" style:text-line-through-type="none" style:font-name="Arial" fo:font-size="5pt" fo:font-style="normal" fo:text-shadow="none" style:text-underline-style="none" fo:font-weight="bold" style:font-size-asian="5pt" style:font-style-asian="normal" style:font-weight-asian="bold" style:font-name-complex="Arial" style:font-size-complex="5pt" style:font-style-complex="normal" style:font-weight-complex="bold"/>
    </style:style>
    <style:style style:name="ce15"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16" style:family="table-cell" style:parent-style-name="Default" style:data-style-name="N0">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end" css3t:text-justify="auto" fo:margin-left="0cm" style:writing-mode="page"/>
      <style:text-properties fo:color="#67788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 style:family="table-cell" style:parent-style-name="Default" style:data-style-name="N0">
      <style:table-cell-properties fo:border-bottom="0.74pt solid #000000" fo:background-color="#989898"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fo:color="#ffffff" style:text-outline="false" style:text-line-through-style="none" style:text-line-through-type="none" style:font-name="Arial" fo:font-size="7pt" fo:font-style="normal" fo:text-shadow="none" style:text-underline-style="solid" style:text-underline-width="auto" style:text-underline-color="font-color" fo:font-weight="bold" style:font-size-asian="7pt" style:font-style-asian="normal" style:font-weight-asian="bold" style:font-name-complex="Arial" style:font-size-complex="7pt" style:font-style-complex="normal" style:font-weight-complex="bold"/>
    </style:style>
    <style:style style:name="ce19"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20" style:family="table-cell" style:parent-style-name="Default" style:data-style-name="N0">
      <style:table-cell-properties fo:border-bottom="0.74pt solid #000000" fo:background-color="#989898" style:cell-protect="none"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0">
      <style:table-cell-properties fo:border-bottom="0.74pt solid #000000" fo:background-color="#94a4a7" style:cell-protect="none"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Page 1"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3"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6" table:number-columns-repeated="2" table:default-cell-style-name="Default"/>
        <table:table-column table:style-name="co10" table:default-cell-style-name="Default"/>
        <table:table-column table:style-name="co6"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6" table:default-cell-style-name="Default"/>
        <table:table-column table:style-name="co14" table:default-cell-style-name="Default"/>
        <table:table-column table:style-name="co6" table:default-cell-style-name="Default"/>
        <table:table-column table:style-name="co15" table:default-cell-style-name="Default"/>
        <table:table-column table:style-name="co16" table:default-cell-style-name="Default"/>
        <table:table-column table:style-name="co6" table:default-cell-style-name="Default"/>
        <table:table-column table:style-name="co17" table:number-columns-repeated="39" table:default-cell-style-name="Default"/>
        <table:table-row table:style-name="ro1">
          <table:table-cell table:style-name="ce1" office:value-type="string" calcext:value-type="string" table:number-columns-spanned="17" table:number-rows-spanned="1">
            <text:p>Despesas com Cartão Corporativo e Suprimento de Fundos</text:p>
          </table:table-cell>
          <table:covered-table-cell table:number-columns-repeated="16" table:style-name="ce1"/>
          <table:table-cell table:style-name="ce16"/>
          <table:table-cell table:style-name="ce17" office:value-type="string" calcext:value-type="string" table:number-columns-spanned="7" table:number-rows-spanned="1">
            <text:p>janeiro/2022</text:p>
          </table:table-cell>
          <table:covered-table-cell table:number-columns-repeated="6" table:style-name="ce17"/>
          <table:table-cell table:number-columns-repeated="39"/>
        </table:table-row>
        <table:table-row table:style-name="ro2">
          <table:table-cell table:style-name="ce2"/>
          <table:table-cell table:style-name="ce7" office:value-type="string" calcext:value-type="string" table:number-columns-spanned="24" table:number-rows-spanned="1">
            <text:p>UG: 200023 - PR-DF - PROCURADORIA DA REPUBLICA - DISTRITO FEDERAL</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MARCIO ANTONIO FIGUEROA - CPF: 214.658.941-87</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1/01/2022 a 20/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86"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4">
          <table:table-cell table:style-name="ce5" office:value-type="string" calcext:value-type="string" table:number-columns-spanned="2" table:number-rows-spanned="1">
            <text:p>26/01/2022</text:p>
          </table:table-cell>
          <table:covered-table-cell table:style-name="ce5"/>
          <table:table-cell table:style-name="ce11" office:value-type="string" calcext:value-type="string" table:number-columns-spanned="8" table:number-rows-spanned="1">
            <text:p>SR ACABAMENTOS E MATERIAIS PAR CONSTRUÇÃO LTDA - SO REPAROS</text:p>
          </table:table-cell>
          <table:covered-table-cell table:number-columns-repeated="7" table:style-name="ce11"/>
          <table:table-cell table:style-name="ce5" office:value-type="string" calcext:value-type="string" table:number-columns-spanned="3" table:number-rows-spanned="1">
            <text:p>26.443.804/0002-30</text:p>
          </table:table-cell>
          <table:covered-table-cell table:number-columns-repeated="2" table:style-name="ce5"/>
          <table:table-cell table:style-name="ce15" office:value-type="string" calcext:value-type="string" table:number-columns-spanned="10" table:number-rows-spanned="1">
            <text:p>TRATA-SE <text:s/>DE <text:s/>NECESSIDADE <text:s/>DE <text:s/>COMPRA <text:s/>DE <text:s/>MATERIAIS <text:s/>DE <text:s/>MANUTENÇÃO <text:s/>PREDIAL <text:s/>PARA DAR ANDAMENTO À EXECUÇÃO DE SERVIÇOS PENDENTES, TAIS COMO:</text:p>
          </table:table-cell>
          <table:covered-table-cell table:number-columns-repeated="9" table:style-name="ce15"/>
          <table:table-cell table:style-name="ce19" office:value-type="string" calcext:value-type="string" table:number-columns-spanned="2" table:number-rows-spanned="1">
            <text:p>R$ 74,00</text:p>
          </table:table-cell>
          <table:covered-table-cell table:style-name="ce19"/>
          <table:table-cell table:number-columns-repeated="39"/>
        </table:table-row>
        <table:table-row table:style-name="ro5">
          <table:table-cell table:style-name="ce5" office:value-type="string" calcext:value-type="string" table:number-columns-spanned="2" table:number-rows-spanned="1">
            <text:p>26/01/2022</text:p>
          </table:table-cell>
          <table:covered-table-cell table:style-name="ce5"/>
          <table:table-cell table:style-name="ce11" office:value-type="string" calcext:value-type="string" table:number-columns-spanned="8" table:number-rows-spanned="1">
            <text:p>FERCON CONSTRUÇÃO E UTILIDADES</text:p>
          </table:table-cell>
          <table:covered-table-cell table:number-columns-repeated="7" table:style-name="ce11"/>
          <table:table-cell table:style-name="ce5" office:value-type="string" calcext:value-type="string" table:number-columns-spanned="3" table:number-rows-spanned="1">
            <text:p>18.835.551/0001-30</text:p>
          </table:table-cell>
          <table:covered-table-cell table:number-columns-repeated="2" table:style-name="ce5"/>
          <table:table-cell table:style-name="ce15" office:value-type="string" calcext:value-type="string" table:number-columns-spanned="10" table:number-rows-spanned="1">
            <text:p>1- <text:s/>REGISTRO <text:s/>50MM: <text:s/>PARA <text:s/>REPARAR <text:s/>DE <text:s/>FORMA <text:s/>DEFINITIVA <text:s/>TRECHO <text:s/>DE <text:s/>TUBULAÇÃO <text:s/>DE INCÊNDIO LOCALIZADA NO BARRILETE, QUE FOI REPARADO PROVISORIAMENTE; 2- MASSA PLÁSTICA: PARA ASSENTAR DUAS CUBAS, UMA NA SALA DA PROCURADORA-CHEFE E OUTRA NA COPA DA GARAGEM. ELAS ESTÃO QUEBRADAS E PRECISAM SER SUBSTITUÍDAS. <text:s/>3- <text:s/>MASSA <text:s/>F12: <text:s/>NECESSÁRIA <text:s/>PARA <text:s/>DAR <text:s/>ACABAMENTO <text:s/>NAS <text:s/>JUNÇÕES <text:s/>DE <text:s/>PISO <text:s/>VINÍLICO, QUE SURGEM APÓS MUDANÇAS NO LAYOUT DE DIVISÓRIAS DAS SALAS, TAIS COMO AS OCORRIDAS AO LONGO DO ANO PASSADO; 4- <text:s/>REMOVEDOR: <text:s/>NECESSÁRIO <text:s/>PARA <text:s/>RETIRAR <text:s/>O <text:s/>EXCESSO <text:s/>DE <text:s/>COLA <text:s/>QUE <text:s/>FICA <text:s/>SOB <text:s/>O <text:s/>PISO TÁTIL, PARA POSSIBILITAR A SUBSTITUIÇÃO DA FORMA CORRETA. 5- BOIA DE NÍVEL ELÉTRICA: PARA ASSEGURAR O DESLIGAMENTO DAS BOMBAS AO ENCHER O <text:s/>RESERVATÓRIO <text:s/>DE <text:s/>ÁGUA. <text:s/>A <text:s/>BOIA <text:s/>ATUAL, <text:s/>APESAR <text:s/>DE <text:s/>FUNCIONAR, <text:s/>JÁ <text:s/>ESTÁ <text:s/>DANIFICADA <text:s/>E <text:s/>NECESSITA SUBSTITUIÇÃO.</text:p>
          </table:table-cell>
          <table:covered-table-cell table:number-columns-repeated="9" table:style-name="ce15"/>
          <table:table-cell table:style-name="ce19" office:value-type="string" calcext:value-type="string" table:number-columns-spanned="2" table:number-rows-spanned="1">
            <text:p>R$ 23,95</text:p>
          </table:table-cell>
          <table:covered-table-cell table:style-name="ce19"/>
          <table:table-cell table:number-columns-repeated="39"/>
        </table:table-row>
        <table:table-row table:style-name="ro5">
          <table:table-cell table:style-name="ce5" office:value-type="string" calcext:value-type="string" table:number-columns-spanned="2" table:number-rows-spanned="1">
            <text:p>26/01/2022</text:p>
          </table:table-cell>
          <table:covered-table-cell table:style-name="ce5"/>
          <table:table-cell table:style-name="ce11" office:value-type="string" calcext:value-type="string" table:number-columns-spanned="8" table:number-rows-spanned="1">
            <text:p>SR ACABAMENTOS E MATERIAIS PAR CONSTRUÇÃO LTDA - SO REPAROS</text:p>
          </table:table-cell>
          <table:covered-table-cell table:number-columns-repeated="7" table:style-name="ce11"/>
          <table:table-cell table:style-name="ce5" office:value-type="string" calcext:value-type="string" table:number-columns-spanned="3" table:number-rows-spanned="1">
            <text:p>26.443.804/0002-30</text:p>
          </table:table-cell>
          <table:covered-table-cell table:number-columns-repeated="2" table:style-name="ce5"/>
          <table:table-cell table:style-name="ce15" office:value-type="string" calcext:value-type="string" table:number-columns-spanned="10" table:number-rows-spanned="1">
            <text:p>NECESSIDADE DEA 1- <text:s/>REGISTRO <text:s/>50MM: <text:s/>PARA <text:s/>REPARAR <text:s/>DE <text:s/>FORMA <text:s/>DEFINITIVA <text:s/>TRECHO <text:s/>DE <text:s/>TUBULAÇÃO <text:s/>DE INCÊNDIO LOCALIZADA NO BARRILETE, QUE FOI REPARADO PROVISORIAMENTE; 2- MASSA PLÁSTICA: PARA ASSENTAR DUAS CUBAS, UMA NA SALA DA PROCURADORA-CHEFE E OUTRA NA COPA DA GARAGEM. ELAS ESTÃO QUEBRADAS E PRECISAM SER SUBSTITUÍDAS. <text:s/>3- <text:s/>MASSA <text:s/>F12: <text:s/>NECESSÁRIA <text:s/>PARA <text:s/>DAR <text:s/>ACABAMENTO <text:s/>NAS <text:s/>JUNÇÕES <text:s/>DE <text:s/>PISO <text:s/>VINÍLICO, QUE SURGEM APÓS MUDANÇAS NO LAYOUT DE DIVISÓRIAS DAS SALAS, TAIS COMO AS OCORRIDAS AO LONGO DO ANO PASSADO; 4- <text:s/>REMOVEDOR: <text:s/>NECESSÁRIO <text:s/>PARA <text:s/>RETIRAR <text:s/>O <text:s/>EXCESSO <text:s/>DE <text:s/>COLA <text:s/>QUE <text:s/>FICA <text:s/>SOB <text:s/>O <text:s/>PISO TÁTIL, PARA POSSIBILITAR A SUBSTITUIÇÃO DA FORMA CORRETA. 5- BOIA DE NÍVEL ELÉTRICA: PARA ASSEGURAR O DESLIGAMENTO DAS BOMBAS AO ENCHER O <text:s/>RESERVATÓRIO <text:s/>DE <text:s/>ÁGUA. <text:s/>A <text:s/>BOIA <text:s/>ATUAL, <text:s/>APESAR <text:s/>DE <text:s/>FUNCIONAR, <text:s/>JÁ <text:s/>ESTÁ <text:s/>DANIFICADA <text:s/>E <text:s/>NECESSITA SUBSTITUIÇÃO.</text:p>
          </table:table-cell>
          <table:covered-table-cell table:number-columns-repeated="9" table:style-name="ce15"/>
          <table:table-cell table:style-name="ce19" office:value-type="string" calcext:value-type="string" table:number-columns-spanned="2" table:number-rows-spanned="1">
            <text:p>R$ 33,30</text:p>
          </table:table-cell>
          <table:covered-table-cell table:style-name="ce19"/>
          <table:table-cell table:number-columns-repeated="39"/>
        </table:table-row>
        <table:table-row table:style-name="ro5">
          <table:table-cell table:style-name="ce5" office:value-type="string" calcext:value-type="string" table:number-columns-spanned="2" table:number-rows-spanned="1">
            <text:p>26/01/2022</text:p>
          </table:table-cell>
          <table:covered-table-cell table:style-name="ce5"/>
          <table:table-cell table:style-name="ce11" office:value-type="string" calcext:value-type="string" table:number-columns-spanned="8" table:number-rows-spanned="1">
            <text:p>SR ACABAMENTOS E MATERIAIS PAR CONSTRUÇÃO LTDA - SO REPAROS</text:p>
          </table:table-cell>
          <table:covered-table-cell table:number-columns-repeated="7" table:style-name="ce11"/>
          <table:table-cell table:style-name="ce5" office:value-type="string" calcext:value-type="string" table:number-columns-spanned="3" table:number-rows-spanned="1">
            <text:p>26.443.804/0002-30</text:p>
          </table:table-cell>
          <table:covered-table-cell table:number-columns-repeated="2" table:style-name="ce5"/>
          <table:table-cell table:style-name="ce15" office:value-type="string" calcext:value-type="string" table:number-columns-spanned="10" table:number-rows-spanned="1">
            <text:p>1- <text:s/>REGISTRO <text:s/>50MM: <text:s/>PARA <text:s/>REPARAR <text:s/>DE <text:s/>FORMA <text:s/>DEFINITIVA <text:s/>TRECHO <text:s/>DE <text:s/>TUBULAÇÃO <text:s/>DE INCÊNDIO LOCALIZADA NO BARRILETE, QUE FOI REPARADO PROVISORIAMENTE; 2- MASSA PLÁSTICA: PARA ASSENTAR DUAS CUBAS, UMA NA SALA DA PROCURADORA-CHEFE E OUTRA NA COPA DA GARAGEM. ELAS ESTÃO QUEBRADAS E PRECISAM SER SUBSTITUÍDAS. <text:s/>3- <text:s/>MASSA <text:s/>F12: <text:s/>NECESSÁRIA <text:s/>PARA <text:s/>DAR <text:s/>ACABAMENTO <text:s/>NAS <text:s/>JUNÇÕES <text:s/>DE <text:s/>PISO <text:s/>VINÍLICO, QUE SURGEM APÓS MUDANÇAS NO LAYOUT DE DIVISÓRIAS DAS SALAS, TAIS COMO AS OCORRIDAS AO LONGO DO ANO PASSADO; 4- <text:s/>REMOVEDOR: <text:s/>NECESSÁRIO <text:s/>PARA <text:s/>RETIRAR <text:s/>O <text:s/>EXCESSO <text:s/>DE <text:s/>COLA <text:s/>QUE <text:s/>FICA <text:s/>SOB <text:s/>O <text:s/>PISO TÁTIL, PARA POSSIBILITAR A SUBSTITUIÇÃO DA FORMA CORRETA. 5- BOIA DE NÍVEL ELÉTRICA: PARA ASSEGURAR O DESLIGAMENTO DAS BOMBAS AO ENCHER O <text:s/>RESERVATÓRIO <text:s/>DE <text:s/>ÁGUA. <text:s/>A <text:s/>BOIA <text:s/>ATUAL, <text:s/>APESAR <text:s/>DE <text:s/>FUNCIONAR, <text:s/>JÁ <text:s/>ESTÁ <text:s/>DANIFICADA <text:s/>E <text:s/>NECESSITA SUBSTITUIÇÃO.</text:p>
          </table:table-cell>
          <table:covered-table-cell table:number-columns-repeated="9" table:style-name="ce15"/>
          <table:table-cell table:style-name="ce19" office:value-type="string" calcext:value-type="string" table:number-columns-spanned="2" table:number-rows-spanned="1">
            <text:p>R$ 46,0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35 - PR-MG - PROCURADORIA DA REPUBLICA - MINAS GERAIS</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MARCELINO OLIVEIRA SILVA - CPF: 882.758.766-72</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4/01/2022 a 13/02/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76"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4">
          <table:table-cell table:style-name="ce5" office:value-type="string" calcext:value-type="string" table:number-columns-spanned="2" table:number-rows-spanned="1">
            <text:p>17/01/2022</text:p>
          </table:table-cell>
          <table:covered-table-cell table:style-name="ce5"/>
          <table:table-cell table:style-name="ce11" office:value-type="string" calcext:value-type="string" table:number-columns-spanned="8" table:number-rows-spanned="1">
            <text:p>DEPÓSITO BUENO LTDA</text:p>
          </table:table-cell>
          <table:covered-table-cell table:number-columns-repeated="7" table:style-name="ce11"/>
          <table:table-cell table:style-name="ce5" office:value-type="string" calcext:value-type="string" table:number-columns-spanned="3" table:number-rows-spanned="1">
            <text:p>64.308.448/0001-50</text:p>
          </table:table-cell>
          <table:covered-table-cell table:number-columns-repeated="2" table:style-name="ce5"/>
          <table:table-cell table:style-name="ce15" office:value-type="string" calcext:value-type="string" table:number-columns-spanned="10" table:number-rows-spanned="1">
            <text:p>A FECHADURA DO BANHEIRO DA RECEPÇÃO QUEBROU UMA PEÇA INTERNA, DE FORMA QUE NÃO FOI POSSÍVEL CONSERTAR. POR ISSO A NECESSIDADE DE SUBSTITUIÇÃO.</text:p>
          </table:table-cell>
          <table:covered-table-cell table:number-columns-repeated="9" table:style-name="ce15"/>
          <table:table-cell table:style-name="ce19" office:value-type="string" calcext:value-type="string" table:number-columns-spanned="2" table:number-rows-spanned="1">
            <text:p>R$ 75,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WALISON CARLOS SILVA - CPF: 037.325.526-83</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3/01/2022 a 12/02/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65"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13/01/2022</text:p>
          </table:table-cell>
          <table:covered-table-cell table:style-name="ce5"/>
          <table:table-cell table:style-name="ce11" office:value-type="string" calcext:value-type="string" table:number-columns-spanned="8" table:number-rows-spanned="1">
            <text:p>DR SERVICE REFRIGERAÇÃO E ELÉTRICA</text:p>
          </table:table-cell>
          <table:covered-table-cell table:number-columns-repeated="7" table:style-name="ce11"/>
          <table:table-cell table:style-name="ce5" office:value-type="string" calcext:value-type="string" table:number-columns-spanned="3" table:number-rows-spanned="1">
            <text:p>17.727.708/0001-41</text:p>
          </table:table-cell>
          <table:covered-table-cell table:number-columns-repeated="2" table:style-name="ce5"/>
          <table:table-cell table:style-name="ce15" office:value-type="string" calcext:value-type="string" table:number-columns-spanned="10" table:number-rows-spanned="1">
            <text:p>MANUTENÇÃO EM EQUIPAMENTO DE AR CONDICIONADO INSTALADO NO CPD DA UNIDADE.</text:p>
          </table:table-cell>
          <table:covered-table-cell table:number-columns-repeated="9" table:style-name="ce15"/>
          <table:table-cell table:style-name="ce19" office:value-type="string" calcext:value-type="string" table:number-columns-spanned="2" table:number-rows-spanned="1">
            <text:p>R$ 580,0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80 - PR-PI - PROCURADORIA DA REPUBLICA - PIAUI</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MAURO BEZERRA CASSIANO DA SILVA - CPF: 810.109.663-91</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3/01/2022 a 13/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53"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14/01/2022</text:p>
          </table:table-cell>
          <table:covered-table-cell table:style-name="ce5"/>
          <table:table-cell table:style-name="ce11" office:value-type="string" calcext:value-type="string" table:number-columns-spanned="8" table:number-rows-spanned="1">
            <text:p>EXPRESSO PRINCESA DO SUL LTDA</text:p>
          </table:table-cell>
          <table:covered-table-cell table:number-columns-repeated="7" table:style-name="ce11"/>
          <table:table-cell table:style-name="ce5" office:value-type="string" calcext:value-type="string" table:number-columns-spanned="3" table:number-rows-spanned="1">
            <text:p>06.848.881/0001-81</text:p>
          </table:table-cell>
          <table:covered-table-cell table:number-columns-repeated="2" table:style-name="ce5"/>
          <table:table-cell table:style-name="ce15" office:value-type="string" calcext:value-type="string" table:number-columns-spanned="10" table:number-rows-spanned="1">
            <text:p>TRANSPORTE DE MATERIAIS DE ALMOXARIFADO EM BENEFÍCIO DA PRM SÃO RAIMUNDO NONATO.</text:p>
          </table:table-cell>
          <table:covered-table-cell table:number-columns-repeated="9" table:style-name="ce15"/>
          <table:table-cell table:style-name="ce19" office:value-type="string" calcext:value-type="string" table:number-columns-spanned="2" table:number-rows-spanned="1">
            <text:p>R$ 4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0/01/2022</text:p>
          </table:table-cell>
          <table:covered-table-cell table:style-name="ce5"/>
          <table:table-cell table:style-name="ce11" office:value-type="string" calcext:value-type="string" table:number-columns-spanned="8" table:number-rows-spanned="1">
            <text:p>MARIA JOSE GOMES DA FONSECA LEITE (RECICLE EXPRESS)</text:p>
          </table:table-cell>
          <table:covered-table-cell table:number-columns-repeated="7" table:style-name="ce11"/>
          <table:table-cell table:style-name="ce5" office:value-type="string" calcext:value-type="string" table:number-columns-spanned="3" table:number-rows-spanned="1">
            <text:p>01.234.706/0001-80</text:p>
          </table:table-cell>
          <table:covered-table-cell table:number-columns-repeated="2" table:style-name="ce5"/>
          <table:table-cell table:style-name="ce15" office:value-type="string" calcext:value-type="string" table:number-columns-spanned="10" table:number-rows-spanned="1">
            <text:p>AQUISIÇÃO DE SUPRIMENTO PARA IMPRESSORA EM BENEFÍCIO DA PRPI.</text:p>
          </table:table-cell>
          <table:covered-table-cell table:number-columns-repeated="9" table:style-name="ce15"/>
          <table:table-cell table:style-name="ce19" office:value-type="string" calcext:value-type="string" table:number-columns-spanned="2" table:number-rows-spanned="1">
            <text:p>R$ 179,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8/01/2022</text:p>
          </table:table-cell>
          <table:covered-table-cell table:style-name="ce5"/>
          <table:table-cell table:style-name="ce11" office:value-type="string" calcext:value-type="string" table:number-columns-spanned="8" table:number-rows-spanned="1">
            <text:p>DISTRIBUIÇÃO DE ALIMENTOS VANGUARDA LTDA (CARVALHO SUPER - JOÃO XIII)</text:p>
          </table:table-cell>
          <table:covered-table-cell table:number-columns-repeated="7" table:style-name="ce11"/>
          <table:table-cell table:style-name="ce5" office:value-type="string" calcext:value-type="string" table:number-columns-spanned="3" table:number-rows-spanned="1">
            <text:p>31.838.128/0018-09</text:p>
          </table:table-cell>
          <table:covered-table-cell table:number-columns-repeated="2" table:style-name="ce5"/>
          <table:table-cell table:style-name="ce15" office:value-type="string" calcext:value-type="string" table:number-columns-spanned="10" table:number-rows-spanned="1">
            <text:p>AQUISIÇÃO DE MATERIAL DE COPA E COZINHA PARA O REFEITÓRIO DA PRPI.</text:p>
          </table:table-cell>
          <table:covered-table-cell table:number-columns-repeated="9" table:style-name="ce15"/>
          <table:table-cell table:style-name="ce19" office:value-type="string" calcext:value-type="string" table:number-columns-spanned="2" table:number-rows-spanned="1">
            <text:p>R$ 14,59</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THIAGO PATRICK ROSA BRITO - CPF: 006.592.253-01</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4/01/2022 a 15/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67"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14/01/2022</text:p>
          </table:table-cell>
          <table:covered-table-cell table:style-name="ce5"/>
          <table:table-cell table:style-name="ce11" office:value-type="string" calcext:value-type="string" table:number-columns-spanned="8" table:number-rows-spanned="1">
            <text:p>ARICLAUDIO DE OLIVEIRA SOARES - ME</text:p>
          </table:table-cell>
          <table:covered-table-cell table:number-columns-repeated="7" table:style-name="ce11"/>
          <table:table-cell table:style-name="ce5" office:value-type="string" calcext:value-type="string" table:number-columns-spanned="3" table:number-rows-spanned="1">
            <text:p>11.024.099/0001-88</text:p>
          </table:table-cell>
          <table:covered-table-cell table:number-columns-repeated="2" table:style-name="ce5"/>
          <table:table-cell table:style-name="ce15" office:value-type="string" calcext:value-type="string" table:number-columns-spanned="10" table:number-rows-spanned="1">
            <text:p>AQUISIÇÃO DE CONTROLE REMOTO PARA PORTÃO AUTOMÁTICO</text:p>
          </table:table-cell>
          <table:covered-table-cell table:number-columns-repeated="9" table:style-name="ce15"/>
          <table:table-cell table:style-name="ce19" office:value-type="string" calcext:value-type="string" table:number-columns-spanned="2" table:number-rows-spanned="1">
            <text:p>R$ 50,00</text:p>
          </table:table-cell>
          <table:covered-table-cell table:style-name="ce19"/>
          <table:table-cell table:number-columns-repeated="39"/>
        </table:table-row>
        <table:table-row table:style-name="ro6">
          <table:table-cell table:style-name="ce5" office:value-type="string" calcext:value-type="string" table:number-columns-spanned="2" table:number-rows-spanned="1">
            <text:p>25/01/2022</text:p>
          </table:table-cell>
          <table:covered-table-cell table:style-name="ce5"/>
          <table:table-cell table:style-name="ce11" office:value-type="string" calcext:value-type="string" table:number-columns-spanned="8" table:number-rows-spanned="1">
            <text:p>RAIMUNDO NONATO DE LIMA</text:p>
          </table:table-cell>
          <table:covered-table-cell table:number-columns-repeated="7" table:style-name="ce11"/>
          <table:table-cell table:style-name="ce5" office:value-type="string" calcext:value-type="string" table:number-columns-spanned="3" table:number-rows-spanned="1">
            <text:p>29.103.220/0001-22</text:p>
          </table:table-cell>
          <table:covered-table-cell table:number-columns-repeated="2" table:style-name="ce5"/>
          <table:table-cell table:style-name="ce15" office:value-type="string" calcext:value-type="string" table:number-columns-spanned="10" table:number-rows-spanned="1">
            <text:p>PAGAMENTO REFERENTE AO SERVIÇO DE DESINSTALAÇÃO E REINSTALAÇÃO DE APARELHO CONDICIONADOR DE AR TIPO SPLIT - FOI DESINSTALADO O APARELHO DO CPD E EM SEU LUGAR FOI INSTALADO O APARELHO QUE ESTAVA NA BIBLIOTECA. O APARELHO DO CPD ESTAVA COM PROBLEMAS NA REFRIGERAÇÃO.</text:p>
          </table:table-cell>
          <table:covered-table-cell table:number-columns-repeated="9" table:style-name="ce15"/>
          <table:table-cell table:style-name="ce19" office:value-type="string" calcext:value-type="string" table:number-columns-spanned="2" table:number-rows-spanned="1">
            <text:p>R$ 250,0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53 - PR-PR - PROCURADORIA DA REPUBLICA - PARANA</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EDEM SILVA GROCHENTZ JUNIOR - CPF: 022.054.059-42</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2/01/2022 a 28/03/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58"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8/01/2022</text:p>
          </table:table-cell>
          <table:covered-table-cell table:style-name="ce5"/>
          <table:table-cell table:style-name="ce11" office:value-type="string" calcext:value-type="string" table:number-columns-spanned="8" table:number-rows-spanned="1">
            <text:p>CASSOL MATERIAIS DE CONSTRUCAO LTDA.</text:p>
          </table:table-cell>
          <table:covered-table-cell table:number-columns-repeated="7" table:style-name="ce11"/>
          <table:table-cell table:style-name="ce5" office:value-type="string" calcext:value-type="string" table:number-columns-spanned="3" table:number-rows-spanned="1">
            <text:p>75.400.218/0021-86</text:p>
          </table:table-cell>
          <table:covered-table-cell table:number-columns-repeated="2" table:style-name="ce5"/>
          <table:table-cell table:style-name="ce15" office:value-type="string" calcext:value-type="string" table:number-columns-spanned="10" table:number-rows-spanned="1">
            <text:p>NECESSIDADE DE SE FINALIZAR A PORTA DA BIBLIOTECA</text:p>
          </table:table-cell>
          <table:covered-table-cell table:number-columns-repeated="9" table:style-name="ce15"/>
          <table:table-cell table:style-name="ce19" office:value-type="string" calcext:value-type="string" table:number-columns-spanned="2" table:number-rows-spanned="1">
            <text:p>R$ 164,6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ROGERIO ADAMI - CPF: 402.166.320-72</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3/01/2022 a 28/03/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63"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17/01/2022</text:p>
          </table:table-cell>
          <table:covered-table-cell table:style-name="ce5"/>
          <table:table-cell table:style-name="ce11" office:value-type="string" calcext:value-type="string" table:number-columns-spanned="8" table:number-rows-spanned="1">
            <text:p>AUTO POSTO NILO CAIRO</text:p>
          </table:table-cell>
          <table:covered-table-cell table:number-columns-repeated="7" table:style-name="ce11"/>
          <table:table-cell table:style-name="ce5" office:value-type="string" calcext:value-type="string" table:number-columns-spanned="3" table:number-rows-spanned="1">
            <text:p>86.851.425/0001-20</text:p>
          </table:table-cell>
          <table:covered-table-cell table:number-columns-repeated="2" table:style-name="ce5"/>
          <table:table-cell table:style-name="ce15" office:value-type="string" calcext:value-type="string" table:number-columns-spanned="10" table:number-rows-spanned="1">
            <text:p>AQUISIÇÃO DE 40 LITROS DE ÓLEO DIESEL PARA O GERADOR DA PR/PR.</text:p>
          </table:table-cell>
          <table:covered-table-cell table:number-columns-repeated="9" table:style-name="ce15"/>
          <table:table-cell table:style-name="ce19" office:value-type="string" calcext:value-type="string" table:number-columns-spanned="2" table:number-rows-spanned="1">
            <text:p>R$ 158,97</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43 - PR-RJ - PROCURADORIA DA REPUBLICA - RIO DE JANEIRO</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CARINA FAULSTICH NEVES JOSIAS - CPF: 070.495.407-90</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3/01/2022 a 12/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70"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1/01/2022</text:p>
          </table:table-cell>
          <table:covered-table-cell table:style-name="ce5"/>
          <table:table-cell table:style-name="ce11" office:value-type="string" calcext:value-type="string" table:number-columns-spanned="8" table:number-rows-spanned="1">
            <text:p>LUNOS MAT.CONST. E FERRAGEM LTDA</text:p>
          </table:table-cell>
          <table:covered-table-cell table:number-columns-repeated="7" table:style-name="ce11"/>
          <table:table-cell table:style-name="ce5" office:value-type="string" calcext:value-type="string" table:number-columns-spanned="3" table:number-rows-spanned="1">
            <text:p>12.502.692/0001-55</text:p>
          </table:table-cell>
          <table:covered-table-cell table:number-columns-repeated="2" table:style-name="ce5"/>
          <table:table-cell table:style-name="ce15" office:value-type="string" calcext:value-type="string" table:number-columns-spanned="10" table:number-rows-spanned="1">
            <text:p>FOI LOCALIZADO FOCO DE CUPIM EM MUITAS DAS PORTAS DA PRM RESENDE</text:p>
          </table:table-cell>
          <table:covered-table-cell table:number-columns-repeated="9" table:style-name="ce15"/>
          <table:table-cell table:style-name="ce19" office:value-type="string" calcext:value-type="string" table:number-columns-spanned="2" table:number-rows-spanned="1">
            <text:p>R$ 4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6/01/2022</text:p>
          </table:table-cell>
          <table:covered-table-cell table:style-name="ce5"/>
          <table:table-cell table:style-name="ce11" office:value-type="string" calcext:value-type="string" table:number-columns-spanned="8" table:number-rows-spanned="1">
            <text:p>HX BRASIL FLORICULTURA EIRELLI</text:p>
          </table:table-cell>
          <table:covered-table-cell table:number-columns-repeated="7" table:style-name="ce11"/>
          <table:table-cell table:style-name="ce5" office:value-type="string" calcext:value-type="string" table:number-columns-spanned="3" table:number-rows-spanned="1">
            <text:p>30.614.607/0001-22</text:p>
          </table:table-cell>
          <table:covered-table-cell table:number-columns-repeated="2" table:style-name="ce5"/>
          <table:table-cell table:style-name="ce15" office:value-type="string" calcext:value-type="string" table:number-columns-spanned="10" table:number-rows-spanned="1">
            <text:p>LIMPEZA E MANUTENÇÃO DA ÁREA VERDE NA LATERAL E FUNDOS DA SEDE</text:p>
          </table:table-cell>
          <table:covered-table-cell table:number-columns-repeated="9" table:style-name="ce15"/>
          <table:table-cell table:style-name="ce19" office:value-type="string" calcext:value-type="string" table:number-columns-spanned="2" table:number-rows-spanned="1">
            <text:p>R$ 190,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CARLOS JORGE NUNES PEDREIRA - CPF: 769.377.047-04</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9/01/2022 a 18/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81"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31/01/2022</text:p>
          </table:table-cell>
          <table:covered-table-cell table:style-name="ce5"/>
          <table:table-cell table:style-name="ce11" office:value-type="string" calcext:value-type="string" table:number-columns-spanned="8" table:number-rows-spanned="1">
            <text:p>MEDEIROS PITZER</text:p>
          </table:table-cell>
          <table:covered-table-cell table:number-columns-repeated="7" table:style-name="ce11"/>
          <table:table-cell table:style-name="ce5" office:value-type="string" calcext:value-type="string" table:number-columns-spanned="3" table:number-rows-spanned="1">
            <text:p>23.592.665/0001-37</text:p>
          </table:table-cell>
          <table:covered-table-cell table:number-columns-repeated="2" table:style-name="ce5"/>
          <table:table-cell table:style-name="ce15" office:value-type="string" calcext:value-type="string" table:number-columns-spanned="10" table:number-rows-spanned="1">
            <text:p>AQUISIÇÃO EMERGENCIAL DE REPARO PARA DESCARGA ACOPLADA DA SALA 107, QUE SE ENCONTRAVA QUEBRADA.</text:p>
          </table:table-cell>
          <table:covered-table-cell table:number-columns-repeated="9" table:style-name="ce15"/>
          <table:table-cell table:style-name="ce19" office:value-type="string" calcext:value-type="string" table:number-columns-spanned="2" table:number-rows-spanned="1">
            <text:p>R$ 58,9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DAISY DE AZEVEDO SIQUEIRA SANTOS - CPF: 890.424.257-68</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7/01/2022 a 26/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97"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7/01/2022</text:p>
          </table:table-cell>
          <table:covered-table-cell table:style-name="ce5"/>
          <table:table-cell table:style-name="ce11" office:value-type="string" calcext:value-type="string" table:number-columns-spanned="8" table:number-rows-spanned="1">
            <text:p>ICE HAMMER REFRIGERAÇÃO LTDA</text:p>
          </table:table-cell>
          <table:covered-table-cell table:number-columns-repeated="7" table:style-name="ce11"/>
          <table:table-cell table:style-name="ce5" office:value-type="string" calcext:value-type="string" table:number-columns-spanned="3" table:number-rows-spanned="1">
            <text:p>04.552.769/0001-73</text:p>
          </table:table-cell>
          <table:covered-table-cell table:number-columns-repeated="2" table:style-name="ce5"/>
          <table:table-cell table:style-name="ce15" office:value-type="string" calcext:value-type="string" table:number-columns-spanned="10" table:number-rows-spanned="1">
            <text:p>GAS R22 PARA ATENDER REPARO EM APARELHO DE SPLIT, ATENDIMENTO EMERGENCIAL.</text:p>
          </table:table-cell>
          <table:covered-table-cell table:number-columns-repeated="9" table:style-name="ce15"/>
          <table:table-cell table:style-name="ce19" office:value-type="string" calcext:value-type="string" table:number-columns-spanned="2" table:number-rows-spanned="1">
            <text:p>R$ 157,0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85 - PR-RN - PROCURADORIA DA REPUBLICA - RIO GRANDE DO NORTE</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CHIARLAN EMERCIRIANO SILVA ARAUJO - CPF: 024.934.414-94</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2/01/2022 a 12/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61"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18/01/2022</text:p>
          </table:table-cell>
          <table:covered-table-cell table:style-name="ce5"/>
          <table:table-cell table:style-name="ce11" office:value-type="string" calcext:value-type="string" table:number-columns-spanned="8" table:number-rows-spanned="1">
            <text:p>FRANCISCO OLIVAR DO MONTE LIMA NETO - ME</text:p>
          </table:table-cell>
          <table:covered-table-cell table:number-columns-repeated="7" table:style-name="ce11"/>
          <table:table-cell table:style-name="ce5" office:value-type="string" calcext:value-type="string" table:number-columns-spanned="3" table:number-rows-spanned="1">
            <text:p>05.674.872/0001-59</text:p>
          </table:table-cell>
          <table:covered-table-cell table:number-columns-repeated="2" table:style-name="ce5"/>
          <table:table-cell table:style-name="ce15" office:value-type="string" calcext:value-type="string" table:number-columns-spanned="10" table:number-rows-spanned="1">
            <text:p>OS ASSENTOS SANITÁRIOS DO ALMOXARIFADO DA PRRN SÃO INCOMPATÍVEIS. PORTANTO HOUVE A NECESSIDADE DE COMPRAR.</text:p>
          </table:table-cell>
          <table:covered-table-cell table:number-columns-repeated="9" table:style-name="ce15"/>
          <table:table-cell table:style-name="ce19" office:value-type="string" calcext:value-type="string" table:number-columns-spanned="2" table:number-rows-spanned="1">
            <text:p>R$ 27,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FRANCISCO COSME NERIS DE MELO - CPF: 155.982.844-72</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1/01/2022 a 11/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52"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11/01/2022</text:p>
          </table:table-cell>
          <table:covered-table-cell table:style-name="ce5"/>
          <table:table-cell table:style-name="ce11" office:value-type="string" calcext:value-type="string" table:number-columns-spanned="8" table:number-rows-spanned="1">
            <text:p>MOBTEL MOBILIDADE EM TELECOMUNICAÇÃO EIRELE ME</text:p>
          </table:table-cell>
          <table:covered-table-cell table:number-columns-repeated="7" table:style-name="ce11"/>
          <table:table-cell table:style-name="ce5" office:value-type="string" calcext:value-type="string" table:number-columns-spanned="3" table:number-rows-spanned="1">
            <text:p>20.755.737/0001-21</text:p>
          </table:table-cell>
          <table:covered-table-cell table:number-columns-repeated="2" table:style-name="ce5"/>
          <table:table-cell table:style-name="ce15" office:value-type="string" calcext:value-type="string" table:number-columns-spanned="10" table:number-rows-spanned="1">
            <text:p>EQUIPAMENTO SEGURANÇA PORTA DO GABINETE DO PROVURADOR DA REPÚBLICA, RONALDO SÉRGIO</text:p>
          </table:table-cell>
          <table:covered-table-cell table:number-columns-repeated="9" table:style-name="ce15"/>
          <table:table-cell table:style-name="ce19" office:value-type="string" calcext:value-type="string" table:number-columns-spanned="2" table:number-rows-spanned="1">
            <text:p>R$ 129,8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1/01/2022</text:p>
          </table:table-cell>
          <table:covered-table-cell table:style-name="ce5"/>
          <table:table-cell table:style-name="ce11" office:value-type="string" calcext:value-type="string" table:number-columns-spanned="8" table:number-rows-spanned="1">
            <text:p>MD PARAFUSOS E FERRAMENTAS COMÉRCIO LTDA.</text:p>
          </table:table-cell>
          <table:covered-table-cell table:number-columns-repeated="7" table:style-name="ce11"/>
          <table:table-cell table:style-name="ce5" office:value-type="string" calcext:value-type="string" table:number-columns-spanned="3" table:number-rows-spanned="1">
            <text:p>35.040.902/0001-36</text:p>
          </table:table-cell>
          <table:covered-table-cell table:number-columns-repeated="2" table:style-name="ce5"/>
          <table:table-cell table:style-name="ce15" office:value-type="string" calcext:value-type="string" table:number-columns-spanned="10" table:number-rows-spanned="1">
            <text:p>MATERIAL PARA CONSERTO DE VAZAMENTO PIA NO AGC</text:p>
          </table:table-cell>
          <table:covered-table-cell table:number-columns-repeated="9" table:style-name="ce15"/>
          <table:table-cell table:style-name="ce19" office:value-type="string" calcext:value-type="string" table:number-columns-spanned="2" table:number-rows-spanned="1">
            <text:p>R$ 24,0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46 - PR-RO - PROCURADORIA DA REPUBLICA - RONDONIA</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ELIAS JUSTO SALVADOR - CPF: 434.553.792-49</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0/01/2022 a 10/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47"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12/01/2022</text:p>
          </table:table-cell>
          <table:covered-table-cell table:style-name="ce5"/>
          <table:table-cell table:style-name="ce11" office:value-type="string" calcext:value-type="string" table:number-columns-spanned="8" table:number-rows-spanned="1">
            <text:p>BARBOSA MAT ELETRICOS</text:p>
          </table:table-cell>
          <table:covered-table-cell table:number-columns-repeated="7" table:style-name="ce11"/>
          <table:table-cell table:style-name="ce5" office:value-type="string" calcext:value-type="string" table:number-columns-spanned="3" table:number-rows-spanned="1">
            <text:p>02.179.328/0001-42</text:p>
          </table:table-cell>
          <table:covered-table-cell table:number-columns-repeated="2" table:style-name="ce5"/>
          <table:table-cell table:style-name="ce15" office:value-type="string" calcext:value-type="string" table:number-columns-spanned="10" table:number-rows-spanned="1">
            <text:p>NECESSIDADE E ENTREGA IMEDIATA E PEQUENO VULTO.</text:p>
          </table:table-cell>
          <table:covered-table-cell table:number-columns-repeated="9" table:style-name="ce15"/>
          <table:table-cell table:style-name="ce19" office:value-type="string" calcext:value-type="string" table:number-columns-spanned="2" table:number-rows-spanned="1">
            <text:p>R$ 200,03</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4/01/2022</text:p>
          </table:table-cell>
          <table:covered-table-cell table:style-name="ce5"/>
          <table:table-cell table:style-name="ce11" office:value-type="string" calcext:value-type="string" table:number-columns-spanned="8" table:number-rows-spanned="1">
            <text:p>BARRIGA VERDE IMPORTAÇÃO E EXPORTAÇÃO LTDA</text:p>
          </table:table-cell>
          <table:covered-table-cell table:number-columns-repeated="7" table:style-name="ce11"/>
          <table:table-cell table:style-name="ce5" office:value-type="string" calcext:value-type="string" table:number-columns-spanned="3" table:number-rows-spanned="1">
            <text:p>11.485.899/0005-20</text:p>
          </table:table-cell>
          <table:covered-table-cell table:number-columns-repeated="2" table:style-name="ce5"/>
          <table:table-cell table:style-name="ce15" office:value-type="string" calcext:value-type="string" table:number-columns-spanned="10" table:number-rows-spanned="1">
            <text:p>NECESSIDADE E ENTREGA IMEDIATA E PEQUENO VULTO.</text:p>
          </table:table-cell>
          <table:covered-table-cell table:number-columns-repeated="9" table:style-name="ce15"/>
          <table:table-cell table:style-name="ce19" office:value-type="string" calcext:value-type="string" table:number-columns-spanned="2" table:number-rows-spanned="1">
            <text:p>R$ 3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1/01/2022</text:p>
          </table:table-cell>
          <table:covered-table-cell table:style-name="ce5"/>
          <table:table-cell table:style-name="ce11" office:value-type="string" calcext:value-type="string" table:number-columns-spanned="8" table:number-rows-spanned="1">
            <text:p>GAMBIRA DIGITAL CASES</text:p>
          </table:table-cell>
          <table:covered-table-cell table:number-columns-repeated="7" table:style-name="ce11"/>
          <table:table-cell table:style-name="ce5" office:value-type="string" calcext:value-type="string" table:number-columns-spanned="3" table:number-rows-spanned="1">
            <text:p>30.798.134/0001-60</text:p>
          </table:table-cell>
          <table:covered-table-cell table:number-columns-repeated="2" table:style-name="ce5"/>
          <table:table-cell table:style-name="ce15" office:value-type="string" calcext:value-type="string" table:number-columns-spanned="10" table:number-rows-spanned="1">
            <text:p>DESPESA EVENTUAL; NECESSIDADE IMEDIATA; PEQUENO VULTO.</text:p>
          </table:table-cell>
          <table:covered-table-cell table:number-columns-repeated="9" table:style-name="ce15"/>
          <table:table-cell table:style-name="ce19" office:value-type="string" calcext:value-type="string" table:number-columns-spanned="2" table:number-rows-spanned="1">
            <text:p>R$ 5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1/01/2022</text:p>
          </table:table-cell>
          <table:covered-table-cell table:style-name="ce5"/>
          <table:table-cell table:style-name="ce11" office:value-type="string" calcext:value-type="string" table:number-columns-spanned="8" table:number-rows-spanned="1">
            <text:p>PORTOSOFT COM. DE PRODUTOS DE INFOR. LTDA</text:p>
          </table:table-cell>
          <table:covered-table-cell table:number-columns-repeated="7" table:style-name="ce11"/>
          <table:table-cell table:style-name="ce5" office:value-type="string" calcext:value-type="string" table:number-columns-spanned="3" table:number-rows-spanned="1">
            <text:p>84.646.934/0001-95</text:p>
          </table:table-cell>
          <table:covered-table-cell table:number-columns-repeated="2" table:style-name="ce5"/>
          <table:table-cell table:style-name="ce15" office:value-type="string" calcext:value-type="string" table:number-columns-spanned="10" table:number-rows-spanned="1">
            <text:p>DESPESA EVENTUAL; NECESSIDADE IMEDIATA; PEQUENO VULTO.</text:p>
          </table:table-cell>
          <table:covered-table-cell table:number-columns-repeated="9" table:style-name="ce15"/>
          <table:table-cell table:style-name="ce19" office:value-type="string" calcext:value-type="string" table:number-columns-spanned="2" table:number-rows-spanned="1">
            <text:p>R$ 99,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31/01/2022</text:p>
          </table:table-cell>
          <table:covered-table-cell table:style-name="ce5"/>
          <table:table-cell table:style-name="ce11" office:value-type="string" calcext:value-type="string" table:number-columns-spanned="8" table:number-rows-spanned="1">
            <text:p>RH SITTA COM E CONF DE CHAVES</text:p>
          </table:table-cell>
          <table:covered-table-cell table:number-columns-repeated="7" table:style-name="ce11"/>
          <table:table-cell table:style-name="ce5" office:value-type="string" calcext:value-type="string" table:number-columns-spanned="3" table:number-rows-spanned="1">
            <text:p>22.879.498/0001-47</text:p>
          </table:table-cell>
          <table:covered-table-cell table:number-columns-repeated="2" table:style-name="ce5"/>
          <table:table-cell table:style-name="ce15" office:value-type="string" calcext:value-type="string" table:number-columns-spanned="10" table:number-rows-spanned="1">
            <text:p>DESPESAS EVENTUAIS E DE PEQUENO VULTO.</text:p>
          </table:table-cell>
          <table:covered-table-cell table:number-columns-repeated="9" table:style-name="ce15"/>
          <table:table-cell table:style-name="ce19" office:value-type="string" calcext:value-type="string" table:number-columns-spanned="2" table:number-rows-spanned="1">
            <text:p>R$ 77,0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61 - PR-RS - PROCURADORIA DA REPUBLICA - RIO GRANDE DO SUL</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WAGNER FERREIRA VALLES - CPF: 809.583.380-00</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3/01/2022 a 13/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72"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4/01/2022</text:p>
          </table:table-cell>
          <table:covered-table-cell table:style-name="ce5"/>
          <table:table-cell table:style-name="ce11" office:value-type="string" calcext:value-type="string" table:number-columns-spanned="8" table:number-rows-spanned="1">
            <text:p>SUPERCOMMERCE S/A - SC</text:p>
          </table:table-cell>
          <table:covered-table-cell table:number-columns-repeated="7" table:style-name="ce11"/>
          <table:table-cell table:style-name="ce5" office:value-type="string" calcext:value-type="string" table:number-columns-spanned="3" table:number-rows-spanned="1">
            <text:p>39.893.680/0004-06</text:p>
          </table:table-cell>
          <table:covered-table-cell table:number-columns-repeated="2" table:style-name="ce5"/>
          <table:table-cell table:style-name="ce15" office:value-type="string" calcext:value-type="string" table:number-columns-spanned="10" table:number-rows-spanned="1">
            <text:p>REPOSIÇÃO DE ESTOQUE DO ALMOXARIFADO DA PR/RS.</text:p>
          </table:table-cell>
          <table:covered-table-cell table:number-columns-repeated="9" table:style-name="ce15"/>
          <table:table-cell table:style-name="ce19" office:value-type="string" calcext:value-type="string" table:number-columns-spanned="2" table:number-rows-spanned="1">
            <text:p>R$ 910,65</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58 - PR-SC - PROCURADORIA DA REPUBLICA - SANTA CATARINA</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PAULO RICARDO DA SILVEIRA BALLINHAS - CPF: 449.793.550-72</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3/01/2022 a 07/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60"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18/01/2022</text:p>
          </table:table-cell>
          <table:covered-table-cell table:style-name="ce5"/>
          <table:table-cell table:style-name="ce11" office:value-type="string" calcext:value-type="string" table:number-columns-spanned="8" table:number-rows-spanned="1">
            <text:p>CASAS DA ÁGUA MATERIAIS PARA CONSTRUCAO LTDA - LOJA 09</text:p>
          </table:table-cell>
          <table:covered-table-cell table:number-columns-repeated="7" table:style-name="ce11"/>
          <table:table-cell table:style-name="ce5" office:value-type="string" calcext:value-type="string" table:number-columns-spanned="3" table:number-rows-spanned="1">
            <text:p>13.501.187/0012-01</text:p>
          </table:table-cell>
          <table:covered-table-cell table:number-columns-repeated="2" table:style-name="ce5"/>
          <table:table-cell table:style-name="ce15" office:value-type="string" calcext:value-type="string" table:number-columns-spanned="10" table:number-rows-spanned="1">
            <text:p>SUBSTITUIÃ¿Ã¿O DE EXAUSTOR NO VESTIÃ¿RIO DO SS; MATERIAL DE MANUTENÃ¿Ã¿O.</text:p>
          </table:table-cell>
          <table:covered-table-cell table:number-columns-repeated="9" table:style-name="ce15"/>
          <table:table-cell table:style-name="ce19" office:value-type="string" calcext:value-type="string" table:number-columns-spanned="2" table:number-rows-spanned="1">
            <text:p>R$ 180,5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0/01/2022</text:p>
          </table:table-cell>
          <table:covered-table-cell table:style-name="ce5"/>
          <table:table-cell table:style-name="ce11" office:value-type="string" calcext:value-type="string" table:number-columns-spanned="8" table:number-rows-spanned="1">
            <text:p>ATACADO LITORAL CATARINENSE LTDA</text:p>
          </table:table-cell>
          <table:covered-table-cell table:number-columns-repeated="7" table:style-name="ce11"/>
          <table:table-cell table:style-name="ce5" office:value-type="string" calcext:value-type="string" table:number-columns-spanned="3" table:number-rows-spanned="1">
            <text:p>09.006.278/0001-40</text:p>
          </table:table-cell>
          <table:covered-table-cell table:number-columns-repeated="2" table:style-name="ce5"/>
          <table:table-cell table:style-name="ce15" office:value-type="string" calcext:value-type="string" table:number-columns-spanned="10" table:number-rows-spanned="1">
            <text:p>SUBSTITUIÃ¿Ã¿O DE MATERIAIS COM DEFEITO, DISPENSER ALCOOL E SUPORTE PAPEL TOALHA.</text:p>
          </table:table-cell>
          <table:covered-table-cell table:number-columns-repeated="9" table:style-name="ce15"/>
          <table:table-cell table:style-name="ce19" office:value-type="string" calcext:value-type="string" table:number-columns-spanned="2" table:number-rows-spanned="1">
            <text:p>R$ 216,8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0/01/2022</text:p>
          </table:table-cell>
          <table:covered-table-cell table:style-name="ce5"/>
          <table:table-cell table:style-name="ce11" office:value-type="string" calcext:value-type="string" table:number-columns-spanned="8" table:number-rows-spanned="1">
            <text:p>CELIO ANTUNES MARCELINO EPP</text:p>
          </table:table-cell>
          <table:covered-table-cell table:number-columns-repeated="7" table:style-name="ce11"/>
          <table:table-cell table:style-name="ce5" office:value-type="string" calcext:value-type="string" table:number-columns-spanned="3" table:number-rows-spanned="1">
            <text:p>81.826.638/0001-88</text:p>
          </table:table-cell>
          <table:covered-table-cell table:number-columns-repeated="2" table:style-name="ce5"/>
          <table:table-cell table:style-name="ce15" office:value-type="string" calcext:value-type="string" table:number-columns-spanned="10" table:number-rows-spanned="1">
            <text:p>REPOSIÃ¿Ã¿O PASTILHAS DE CLORO EM RALOS PR/SC</text:p>
          </table:table-cell>
          <table:covered-table-cell table:number-columns-repeated="9" table:style-name="ce15"/>
          <table:table-cell table:style-name="ce19" office:value-type="string" calcext:value-type="string" table:number-columns-spanned="2" table:number-rows-spanned="1">
            <text:p>R$ 69,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RICARDO JOSE FEITEN - CPF: 072.849.049-84</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3/01/2022 a 07/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62"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5/01/2022</text:p>
          </table:table-cell>
          <table:covered-table-cell table:style-name="ce5"/>
          <table:table-cell table:style-name="ce11" office:value-type="string" calcext:value-type="string" table:number-columns-spanned="8" table:number-rows-spanned="1">
            <text:p>SUPERMERCADO SUPERPAO S/A</text:p>
          </table:table-cell>
          <table:covered-table-cell table:number-columns-repeated="7" table:style-name="ce11"/>
          <table:table-cell table:style-name="ce5" office:value-type="string" calcext:value-type="string" table:number-columns-spanned="3" table:number-rows-spanned="1">
            <text:p>77.883.320/0016-48</text:p>
          </table:table-cell>
          <table:covered-table-cell table:number-columns-repeated="2" table:style-name="ce5"/>
          <table:table-cell table:style-name="ce15" office:value-type="string" calcext:value-type="string" table:number-columns-spanned="10" table:number-rows-spanned="1">
            <text:p>COMPRA DE CAFÉ, AÇÚCAR E FILTRO PARA A PRM/CAÇADOR</text:p>
          </table:table-cell>
          <table:covered-table-cell table:number-columns-repeated="9" table:style-name="ce15"/>
          <table:table-cell table:style-name="ce19" office:value-type="string" calcext:value-type="string" table:number-columns-spanned="2" table:number-rows-spanned="1">
            <text:p>R$ 243,65</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VINICIUS DIAS DOS SANTOS DA SILVA - CPF: 011.321.780-37</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2/01/2022 a 06/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55"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13/01/2022</text:p>
          </table:table-cell>
          <table:covered-table-cell table:style-name="ce5"/>
          <table:table-cell table:style-name="ce11" office:value-type="string" calcext:value-type="string" table:number-columns-spanned="8" table:number-rows-spanned="1">
            <text:p>CASA DOS PUXADORES, ACESS. E DECOR LTDA EPP</text:p>
          </table:table-cell>
          <table:covered-table-cell table:number-columns-repeated="7" table:style-name="ce11"/>
          <table:table-cell table:style-name="ce5" office:value-type="string" calcext:value-type="string" table:number-columns-spanned="3" table:number-rows-spanned="1">
            <text:p>01.759.066/0001-22</text:p>
          </table:table-cell>
          <table:covered-table-cell table:number-columns-repeated="2" table:style-name="ce5"/>
          <table:table-cell table:style-name="ce15" office:value-type="string" calcext:value-type="string" table:number-columns-spanned="10" table:number-rows-spanned="1">
            <text:p>AQUISIÇÃO DE PUXADORES PARA REALIZAÇÃO DE REPARO EM GAVETEIRO DA PRSC.</text:p>
          </table:table-cell>
          <table:covered-table-cell table:number-columns-repeated="9" table:style-name="ce15"/>
          <table:table-cell table:style-name="ce19" office:value-type="string" calcext:value-type="string" table:number-columns-spanned="2" table:number-rows-spanned="1">
            <text:p>R$ 4,62</text:p>
          </table:table-cell>
          <table:covered-table-cell table:style-name="ce19"/>
          <table:table-cell table:number-columns-repeated="39"/>
        </table:table-row>
        <table:table-row table:style-name="ro6">
          <table:table-cell table:style-name="ce5" office:value-type="string" calcext:value-type="string" table:number-columns-spanned="2" table:number-rows-spanned="1">
            <text:p>13/01/2022</text:p>
          </table:table-cell>
          <table:covered-table-cell table:style-name="ce5"/>
          <table:table-cell table:style-name="ce11" office:value-type="string" calcext:value-type="string" table:number-columns-spanned="8" table:number-rows-spanned="1">
            <text:p>GOEDERT LTDA (NCOISAS)</text:p>
          </table:table-cell>
          <table:covered-table-cell table:number-columns-repeated="7" table:style-name="ce11"/>
          <table:table-cell table:style-name="ce5" office:value-type="string" calcext:value-type="string" table:number-columns-spanned="3" table:number-rows-spanned="1">
            <text:p>79.846.465/0004-60</text:p>
          </table:table-cell>
          <table:covered-table-cell table:number-columns-repeated="2" table:style-name="ce5"/>
          <table:table-cell table:style-name="ce15" office:value-type="string" calcext:value-type="string" table:number-columns-spanned="10" table:number-rows-spanned="1">
            <text:p>AQUISIÇÃO DE DISPENSER DE ÁLCOOL GEL COM SENSOR DE MOVIMENTO PARA INSTALAÇÃO NO GABINETE DO PROCURADOR DA REPÚBLICA CARLOS AUGUSTO AMORIM DUTRA, QUE POSSUI MOBILIDADE REDUZIDA, BEM COMO DE PILHAS AAA, DESTINADAS A USO NOS CONTROLES REMOTO DE CONDICIONADORES DE AR DA PRSC.</text:p>
          </table:table-cell>
          <table:covered-table-cell table:number-columns-repeated="9" table:style-name="ce15"/>
          <table:table-cell table:style-name="ce19" office:value-type="string" calcext:value-type="string" table:number-columns-spanned="2" table:number-rows-spanned="1">
            <text:p>R$ 336,1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204 - PRR3ª REGIÃO - PRR/3ª REGIAO - SAO PAULO</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BRUNO RICARDO GIANGIARDI - CPF: 340.289.668-09</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2/01/2022 a 12/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51"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8/01/2022</text:p>
          </table:table-cell>
          <table:covered-table-cell table:style-name="ce5"/>
          <table:table-cell table:style-name="ce11" office:value-type="string" calcext:value-type="string" table:number-columns-spanned="8" table:number-rows-spanned="1">
            <text:p>CLARO &amp; PAJAKI CHAVEIROS LTDA-ME</text:p>
          </table:table-cell>
          <table:covered-table-cell table:number-columns-repeated="7" table:style-name="ce11"/>
          <table:table-cell table:style-name="ce5" office:value-type="string" calcext:value-type="string" table:number-columns-spanned="3" table:number-rows-spanned="1">
            <text:p>01.610.333/0001-03</text:p>
          </table:table-cell>
          <table:covered-table-cell table:number-columns-repeated="2" table:style-name="ce5"/>
          <table:table-cell table:style-name="ce15" office:value-type="string" calcext:value-type="string" table:number-columns-spanned="10" table:number-rows-spanned="1">
            <text:p>CONFORME MEMORANDO 84/2022 COORADM/PRR3ª - PRR3ª-00000695/2022.</text:p>
          </table:table-cell>
          <table:covered-table-cell table:number-columns-repeated="9" table:style-name="ce15"/>
          <table:table-cell table:style-name="ce19" office:value-type="string" calcext:value-type="string" table:number-columns-spanned="2" table:number-rows-spanned="1">
            <text:p>R$ 4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8/01/2022</text:p>
          </table:table-cell>
          <table:covered-table-cell table:style-name="ce5"/>
          <table:table-cell table:style-name="ce11" office:value-type="string" calcext:value-type="string" table:number-columns-spanned="8" table:number-rows-spanned="1">
            <text:p>CLARO &amp; PAJAKI CHAVEIROS LTDA-ME</text:p>
          </table:table-cell>
          <table:covered-table-cell table:number-columns-repeated="7" table:style-name="ce11"/>
          <table:table-cell table:style-name="ce5" office:value-type="string" calcext:value-type="string" table:number-columns-spanned="3" table:number-rows-spanned="1">
            <text:p>01.610.333/0001-03</text:p>
          </table:table-cell>
          <table:covered-table-cell table:number-columns-repeated="2" table:style-name="ce5"/>
          <table:table-cell table:style-name="ce15" office:value-type="string" calcext:value-type="string" table:number-columns-spanned="10" table:number-rows-spanned="1">
            <text:p>CONFORME DESPACHO 483/2022 DLSG/PRR3ª - PRR3ª-00001615/2022.</text:p>
          </table:table-cell>
          <table:covered-table-cell table:number-columns-repeated="9" table:style-name="ce15"/>
          <table:table-cell table:style-name="ce19" office:value-type="string" calcext:value-type="string" table:number-columns-spanned="2" table:number-rows-spanned="1">
            <text:p>R$ 24,0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102 - PRR4ª REGIÃO - PRR/4ª REGIAO - PORTO ALEGRE</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JETER GONCALVES DUARTE - CPF: 423.493.380-53</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06/01/2022 a 05/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45"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7/01/2022</text:p>
          </table:table-cell>
          <table:covered-table-cell table:style-name="ce5"/>
          <table:table-cell table:style-name="ce11" office:value-type="string" calcext:value-type="string" table:number-columns-spanned="8" table:number-rows-spanned="1">
            <text:p>VIDRAÇARIA MONTEIRO LOBATO LTDA</text:p>
          </table:table-cell>
          <table:covered-table-cell table:number-columns-repeated="7" table:style-name="ce11"/>
          <table:table-cell table:style-name="ce5" office:value-type="string" calcext:value-type="string" table:number-columns-spanned="3" table:number-rows-spanned="1">
            <text:p>09.016.359/0001-21</text:p>
          </table:table-cell>
          <table:covered-table-cell table:number-columns-repeated="2" table:style-name="ce5"/>
          <table:table-cell table:style-name="ce15" office:value-type="string" calcext:value-type="string" table:number-columns-spanned="10" table:number-rows-spanned="1">
            <text:p>SUBSTITUIÇÃO DE ESPELHO QUEBRADO NA SALA DE REUNIÃO DO 5º ANDAR.</text:p>
          </table:table-cell>
          <table:covered-table-cell table:number-columns-repeated="9" table:style-name="ce15"/>
          <table:table-cell table:style-name="ce19" office:value-type="string" calcext:value-type="string" table:number-columns-spanned="2" table:number-rows-spanned="1">
            <text:p>R$ 32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2/01/2022</text:p>
          </table:table-cell>
          <table:covered-table-cell table:style-name="ce5"/>
          <table:table-cell table:style-name="ce11" office:value-type="string" calcext:value-type="string" table:number-columns-spanned="8" table:number-rows-spanned="1">
            <text:p>ZAMPIERON E DELACORTE COMÉRCIO DE ELETROELETRÔNICOS LTDA.</text:p>
          </table:table-cell>
          <table:covered-table-cell table:number-columns-repeated="7" table:style-name="ce11"/>
          <table:table-cell table:style-name="ce5" office:value-type="string" calcext:value-type="string" table:number-columns-spanned="3" table:number-rows-spanned="1">
            <text:p>92.783.927/0010-54</text:p>
          </table:table-cell>
          <table:covered-table-cell table:number-columns-repeated="2" table:style-name="ce5"/>
          <table:table-cell table:style-name="ce15" office:value-type="string" calcext:value-type="string" table:number-columns-spanned="10" table:number-rows-spanned="1">
            <text:p>COMPRA DE UMA FONTE BIVOLT SAÍDA 5V - 2A PARA USO EM EQUIPAMENTO DO AUDITÓRIO.</text:p>
          </table:table-cell>
          <table:covered-table-cell table:number-columns-repeated="9" table:style-name="ce15"/>
          <table:table-cell table:style-name="ce19" office:value-type="string" calcext:value-type="string" table:number-columns-spanned="2" table:number-rows-spanned="1">
            <text:p>R$ 39,9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2/01/2022</text:p>
          </table:table-cell>
          <table:covered-table-cell table:style-name="ce5"/>
          <table:table-cell table:style-name="ce11" office:value-type="string" calcext:value-type="string" table:number-columns-spanned="8" table:number-rows-spanned="1">
            <text:p>EURICO CLEITON HOFFMANN JUNGES</text:p>
          </table:table-cell>
          <table:covered-table-cell table:number-columns-repeated="7" table:style-name="ce11"/>
          <table:table-cell table:style-name="ce5" office:value-type="string" calcext:value-type="string" table:number-columns-spanned="3" table:number-rows-spanned="1">
            <text:p>32.990.880/0001-87</text:p>
          </table:table-cell>
          <table:covered-table-cell table:number-columns-repeated="2" table:style-name="ce5"/>
          <table:table-cell table:style-name="ce15" office:value-type="string" calcext:value-type="string" table:number-columns-spanned="10" table:number-rows-spanned="1">
            <text:p>CÓPIAS DE CHAVES PARA O GABINETE MÉDICO.</text:p>
          </table:table-cell>
          <table:covered-table-cell table:number-columns-repeated="9" table:style-name="ce15"/>
          <table:table-cell table:style-name="ce19" office:value-type="string" calcext:value-type="string" table:number-columns-spanned="2" table:number-rows-spanned="1">
            <text:p>R$ 24,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0/01/2022</text:p>
          </table:table-cell>
          <table:covered-table-cell table:style-name="ce5"/>
          <table:table-cell table:style-name="ce11" office:value-type="string" calcext:value-type="string" table:number-columns-spanned="8" table:number-rows-spanned="1">
            <text:p>HAMILTON PUCHALSKI DA ROCHA</text:p>
          </table:table-cell>
          <table:covered-table-cell table:number-columns-repeated="7" table:style-name="ce11"/>
          <table:table-cell table:style-name="ce5" office:value-type="string" calcext:value-type="string" table:number-columns-spanned="3" table:number-rows-spanned="1">
            <text:p>22.141.324/0002-63</text:p>
          </table:table-cell>
          <table:covered-table-cell table:number-columns-repeated="2" table:style-name="ce5"/>
          <table:table-cell table:style-name="ce15" office:value-type="string" calcext:value-type="string" table:number-columns-spanned="10" table:number-rows-spanned="1">
            <text:p>AQUISIÇÃO DE UM CARTUCHO HP BLACK 662KL PARA TROCA NA IMPRESSORA DA ADMINISTRAÇÃO.</text:p>
          </table:table-cell>
          <table:covered-table-cell table:number-columns-repeated="9" table:style-name="ce15"/>
          <table:table-cell table:style-name="ce19" office:value-type="string" calcext:value-type="string" table:number-columns-spanned="2" table:number-rows-spanned="1">
            <text:p>R$ 129,99</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0/01/2022</text:p>
          </table:table-cell>
          <table:covered-table-cell table:style-name="ce5"/>
          <table:table-cell table:style-name="ce11" office:value-type="string" calcext:value-type="string" table:number-columns-spanned="8" table:number-rows-spanned="1">
            <text:p>PREVESUL LTDA</text:p>
          </table:table-cell>
          <table:covered-table-cell table:number-columns-repeated="7" table:style-name="ce11"/>
          <table:table-cell table:style-name="ce5" office:value-type="string" calcext:value-type="string" table:number-columns-spanned="3" table:number-rows-spanned="1">
            <text:p>90.473.216/0001-67</text:p>
          </table:table-cell>
          <table:covered-table-cell table:number-columns-repeated="2" table:style-name="ce5"/>
          <table:table-cell table:style-name="ce15" office:value-type="string" calcext:value-type="string" table:number-columns-spanned="10" table:number-rows-spanned="1">
            <text:p>COMPRA DE 300 MÁSCARAS PFF2 PARA DISTRIBUIÇÃO NA PRR4.</text:p>
          </table:table-cell>
          <table:covered-table-cell table:number-columns-repeated="9" table:style-name="ce15"/>
          <table:table-cell table:style-name="ce19" office:value-type="string" calcext:value-type="string" table:number-columns-spanned="2" table:number-rows-spanned="1">
            <text:p>R$ 63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0/01/2022</text:p>
          </table:table-cell>
          <table:covered-table-cell table:style-name="ce5"/>
          <table:table-cell table:style-name="ce11" office:value-type="string" calcext:value-type="string" table:number-columns-spanned="8" table:number-rows-spanned="1">
            <text:p>CLASSUL IND. E COM. DE PLACAS E BRINDES LTDA</text:p>
          </table:table-cell>
          <table:covered-table-cell table:number-columns-repeated="7" table:style-name="ce11"/>
          <table:table-cell table:style-name="ce5" office:value-type="string" calcext:value-type="string" table:number-columns-spanned="3" table:number-rows-spanned="1">
            <text:p>18.605.962/0001-30</text:p>
          </table:table-cell>
          <table:covered-table-cell table:number-columns-repeated="2" table:style-name="ce5"/>
          <table:table-cell table:style-name="ce15" office:value-type="string" calcext:value-type="string" table:number-columns-spanned="10" table:number-rows-spanned="1">
            <text:p>CONFECÇÃO DE PLACA DE HOMENAGEM PARA O DR MARCO ANDRÉ SEIFERT, APOSENTADO.</text:p>
          </table:table-cell>
          <table:covered-table-cell table:number-columns-repeated="9" table:style-name="ce15"/>
          <table:table-cell table:style-name="ce19" office:value-type="string" calcext:value-type="string" table:number-columns-spanned="2" table:number-rows-spanned="1">
            <text:p>R$ 17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1/01/2022</text:p>
          </table:table-cell>
          <table:covered-table-cell table:style-name="ce5"/>
          <table:table-cell table:style-name="ce11" office:value-type="string" calcext:value-type="string" table:number-columns-spanned="8" table:number-rows-spanned="1">
            <text:p>BELLER COMÉRCIO DE PAPEIS LTDA.</text:p>
          </table:table-cell>
          <table:covered-table-cell table:number-columns-repeated="7" table:style-name="ce11"/>
          <table:table-cell table:style-name="ce5" office:value-type="string" calcext:value-type="string" table:number-columns-spanned="3" table:number-rows-spanned="1">
            <text:p>05.563.868/0011-95</text:p>
          </table:table-cell>
          <table:covered-table-cell table:number-columns-repeated="2" table:style-name="ce5"/>
          <table:table-cell table:style-name="ce15" office:value-type="string" calcext:value-type="string" table:number-columns-spanned="10" table:number-rows-spanned="1">
            <text:p>COMPRA DE UM CARTUCHO HP TRICOLOR PARA A IMPRESSORA DA COORDENADORIA DE ADMINISTRAÇÃO.</text:p>
          </table:table-cell>
          <table:covered-table-cell table:number-columns-repeated="9" table:style-name="ce15"/>
          <table:table-cell table:style-name="ce19" office:value-type="string" calcext:value-type="string" table:number-columns-spanned="2" table:number-rows-spanned="1">
            <text:p>R$ 124,5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4/01/2022</text:p>
          </table:table-cell>
          <table:covered-table-cell table:style-name="ce5"/>
          <table:table-cell table:style-name="ce11" office:value-type="string" calcext:value-type="string" table:number-columns-spanned="8" table:number-rows-spanned="1">
            <text:p>ANIBAL NERI DOS SANTOS MARTINS</text:p>
          </table:table-cell>
          <table:covered-table-cell table:number-columns-repeated="7" table:style-name="ce11"/>
          <table:table-cell table:style-name="ce5" office:value-type="string" calcext:value-type="string" table:number-columns-spanned="3" table:number-rows-spanned="1">
            <text:p>34.239.450/0001-53</text:p>
          </table:table-cell>
          <table:covered-table-cell table:number-columns-repeated="2" table:style-name="ce5"/>
          <table:table-cell table:style-name="ce15" office:value-type="string" calcext:value-type="string" table:number-columns-spanned="10" table:number-rows-spanned="1">
            <text:p>COMPRA DE 100 DISPLAYS DE ALCOOL EM GEL 500ML PARA DISTRIBUIR NA PRR4ª.</text:p>
          </table:table-cell>
          <table:covered-table-cell table:number-columns-repeated="9" table:style-name="ce15"/>
          <table:table-cell table:style-name="ce19" office:value-type="string" calcext:value-type="string" table:number-columns-spanned="2" table:number-rows-spanned="1">
            <text:p>R$ 62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4/01/2022</text:p>
          </table:table-cell>
          <table:covered-table-cell table:style-name="ce5"/>
          <table:table-cell table:style-name="ce11" office:value-type="string" calcext:value-type="string" table:number-columns-spanned="8" table:number-rows-spanned="1">
            <text:p>RUBIA REGINA SCARIOT FROHLICH</text:p>
          </table:table-cell>
          <table:covered-table-cell table:number-columns-repeated="7" table:style-name="ce11"/>
          <table:table-cell table:style-name="ce5" office:value-type="string" calcext:value-type="string" table:number-columns-spanned="3" table:number-rows-spanned="1">
            <text:p>22.438.510/0001-88</text:p>
          </table:table-cell>
          <table:covered-table-cell table:number-columns-repeated="2" table:style-name="ce5"/>
          <table:table-cell table:style-name="ce15" office:value-type="string" calcext:value-type="string" table:number-columns-spanned="10" table:number-rows-spanned="1">
            <text:p>CONFECÇÃO DE CINCO PLACAS DE COMUNICAÇÃO VISUAL COM IMPRESSÃO DIRETA EM ACM.</text:p>
          </table:table-cell>
          <table:covered-table-cell table:number-columns-repeated="9" table:style-name="ce15"/>
          <table:table-cell table:style-name="ce19" office:value-type="string" calcext:value-type="string" table:number-columns-spanned="2" table:number-rows-spanned="1">
            <text:p>R$ 315,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5/01/2022</text:p>
          </table:table-cell>
          <table:covered-table-cell table:style-name="ce5"/>
          <table:table-cell table:style-name="ce11" office:value-type="string" calcext:value-type="string" table:number-columns-spanned="8" table:number-rows-spanned="1">
            <text:p>VIDRAÇARIA BASTOS LTDA.</text:p>
          </table:table-cell>
          <table:covered-table-cell table:number-columns-repeated="7" table:style-name="ce11"/>
          <table:table-cell table:style-name="ce5" office:value-type="string" calcext:value-type="string" table:number-columns-spanned="3" table:number-rows-spanned="1">
            <text:p>87.658.985/0001-25</text:p>
          </table:table-cell>
          <table:covered-table-cell table:number-columns-repeated="2" table:style-name="ce5"/>
          <table:table-cell table:style-name="ce15" office:value-type="string" calcext:value-type="string" table:number-columns-spanned="10" table:number-rows-spanned="1">
            <text:p>UMA PRATELEIRA DE VIDRO 15CMX70CMX5MM PARA SUBSTITUIR A QUE QUEBROU NO BANHEIRO MASCULINO DO 3º ANDAR.</text:p>
          </table:table-cell>
          <table:covered-table-cell table:number-columns-repeated="9" table:style-name="ce15"/>
          <table:table-cell table:style-name="ce19" office:value-type="string" calcext:value-type="string" table:number-columns-spanned="2" table:number-rows-spanned="1">
            <text:p>R$ 7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5/01/2022</text:p>
          </table:table-cell>
          <table:covered-table-cell table:style-name="ce5"/>
          <table:table-cell table:style-name="ce11" office:value-type="string" calcext:value-type="string" table:number-columns-spanned="8" table:number-rows-spanned="1">
            <text:p>COMPASSO COMUCAÇÃO E DESIGN LTDA</text:p>
          </table:table-cell>
          <table:covered-table-cell table:number-columns-repeated="7" table:style-name="ce11"/>
          <table:table-cell table:style-name="ce5" office:value-type="string" calcext:value-type="string" table:number-columns-spanned="3" table:number-rows-spanned="1">
            <text:p>10.382.526/0001-37</text:p>
          </table:table-cell>
          <table:covered-table-cell table:number-columns-repeated="2" table:style-name="ce5"/>
          <table:table-cell table:style-name="ce15" office:value-type="string" calcext:value-type="string" table:number-columns-spanned="10" table:number-rows-spanned="1">
            <text:p>COMPRA DE ADESIVOS PARA IDENTIFICAÇÃO DE VACINADOS CONTRA A COVID.</text:p>
          </table:table-cell>
          <table:covered-table-cell table:number-columns-repeated="9" table:style-name="ce15"/>
          <table:table-cell table:style-name="ce19" office:value-type="string" calcext:value-type="string" table:number-columns-spanned="2" table:number-rows-spanned="1">
            <text:p>R$ 65,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8/01/2022</text:p>
          </table:table-cell>
          <table:covered-table-cell table:style-name="ce5"/>
          <table:table-cell table:style-name="ce11" office:value-type="string" calcext:value-type="string" table:number-columns-spanned="8" table:number-rows-spanned="1">
            <text:p>FERRAGEM PORTO BELO LTDA</text:p>
          </table:table-cell>
          <table:covered-table-cell table:number-columns-repeated="7" table:style-name="ce11"/>
          <table:table-cell table:style-name="ce5" office:value-type="string" calcext:value-type="string" table:number-columns-spanned="3" table:number-rows-spanned="1">
            <text:p>07.358.362/0001-06</text:p>
          </table:table-cell>
          <table:covered-table-cell table:number-columns-repeated="2" table:style-name="ce5"/>
          <table:table-cell table:style-name="ce15" office:value-type="string" calcext:value-type="string" table:number-columns-spanned="10" table:number-rows-spanned="1">
            <text:p>COMPRA DE FITA ZEBRADA PLÁSTICA PARA SINALIZAÇÃO.</text:p>
          </table:table-cell>
          <table:covered-table-cell table:number-columns-repeated="9" table:style-name="ce15"/>
          <table:table-cell table:style-name="ce19" office:value-type="string" calcext:value-type="string" table:number-columns-spanned="2" table:number-rows-spanned="1">
            <text:p>R$ 42,00</text:p>
          </table:table-cell>
          <table:covered-table-cell table:style-name="ce19"/>
          <table:table-cell table:number-columns-repeated="39"/>
        </table:table-row>
        <table:table-row table:style-name="ro3">
          <table:table-cell table:style-name="ce6"/>
          <table:table-cell table:style-name="ce9" office:value-type="string" calcext:value-type="string" table:number-columns-spanned="8" table:number-rows-spanned="1">
            <text:p>Fonte da Informação: Sistema de Gestão Administrativa (SGA)</text:p>
          </table:table-cell>
          <table:covered-table-cell table:number-columns-repeated="7" table:style-name="ce9"/>
          <table:table-cell table:style-name="ce10" table:number-columns-repeated="15"/>
          <table:table-cell table:style-name="ce21"/>
          <table:table-cell table:number-columns-repeated="39"/>
        </table:table-row>
        <table:table-row table:style-name="ro3">
          <table:table-cell table:style-name="ce6"/>
          <table:table-cell table:style-name="ce10" table:number-columns-repeated="4"/>
          <table:table-cell table:style-name="ce9" office:value-type="string" calcext:value-type="string" table:number-columns-spanned="2" table:number-rows-spanned="1">
            <text:p>28/07/2022</text:p>
          </table:table-cell>
          <table:covered-table-cell table:style-name="ce9"/>
          <table:table-cell table:style-name="ce10" table:number-columns-repeated="17"/>
          <table:table-cell table:style-name="ce21"/>
          <table:table-cell table:number-columns-repeated="39"/>
        </table:table-row>
        <table:table-row table:style-name="ro7" table:number-rows-repeated="1048477">
          <table:table-cell table:number-columns-repeated="64"/>
        </table:table-row>
        <table:table-row table:style-name="ro7">
          <table:table-cell table:number-columns-repeated="64"/>
        </table:table-row>
      </table:table>
      <table:named-expressions>
        <table:named-range table:name="JR_PAGE_ANCHOR_0_1" table:base-cell-address="$'Page 1'.$A$1" table:cell-range-address="$'Page 1'.$A$1"/>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pt" fo:country="BR"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07P0" style:volatile="true">
      <number:text>R$ </number:text>
      <number:number number:decimal-places="0" number:min-decimal-places="0" number:min-integer-digits="1" number:grouping="true"/>
      <number:text> </number:text>
    </number:number-style>
    <number:number-style style:name="N107">
      <number:text>(R$ </number:text>
      <number:number number:decimal-places="0" number:min-decimal-places="0" number:min-integer-digits="1" number:grouping="true"/>
      <number:text>)</number:text>
      <style:map style:condition="value()&gt;=0" style:apply-style-name="N107P0"/>
    </number:number-style>
    <number:number-style style:name="N108P0" style:volatile="true">
      <number:text>R$ </number:text>
      <number:number number:decimal-places="0" number:min-decimal-places="0" number:min-integer-digits="1" number:grouping="true"/>
      <number:text> </number:text>
    </number:number-style>
    <number:number-style style:name="N108">
      <style:text-properties fo:color="#ff0000"/>
      <number:text>(R$ </number:text>
      <number:number number:decimal-places="0" number:min-decimal-places="0" number:min-integer-digits="1" number:grouping="true"/>
      <number:text>)</number:text>
      <style:map style:condition="value()&gt;=0" style:apply-style-name="N108P0"/>
    </number:number-style>
    <number:number-style style:name="N109P0" style:volatile="true">
      <number:text>R$ </number:text>
      <number:number number:decimal-places="2" number:min-decimal-places="2" number:min-integer-digits="1" number:grouping="true"/>
      <number:text> </number:text>
    </number:number-style>
    <number:number-style style:name="N109">
      <number:text>(R$ </number:text>
      <number:number number:decimal-places="2" number:min-decimal-places="2" number:min-integer-digits="1" number:grouping="true"/>
      <number:text>)</number:text>
      <style:map style:condition="value()&gt;=0" style:apply-style-name="N109P0"/>
    </number:number-style>
    <number:number-style style:name="N110P0" style:volatile="true">
      <number:text>R$ </number:text>
      <number:number number:decimal-places="2" number:min-decimal-places="2" number:min-integer-digits="1" number:grouping="true"/>
      <number:text> </number:text>
    </number:number-style>
    <number:number-style style:name="N110">
      <style:text-properties fo:color="#ff0000"/>
      <number:text>(R$ </number:text>
      <number:number number:decimal-places="2" number:min-decimal-places="2" number:min-integer-digits="1" number:grouping="true"/>
      <number:text>)</number:text>
      <style:map style:condition="value()&gt;=0" style:apply-style-name="N110P0"/>
    </number:number-style>
    <number:date-style style:name="N111">
      <number:day/>
      <number:text>/</number:text>
      <number:month/>
      <number:text>/</number:text>
      <number:year number:style="long"/>
    </number:date-style>
    <number:date-style style:name="N112">
      <number:day/>
      <number:text>/</number:text>
      <number:month number:textual="true"/>
      <number:text>/</number:text>
      <number:year/>
    </number:date-style>
    <number:date-style style:name="N113">
      <number:day/>
      <number:text>/</number:text>
      <number:month number:textual="true"/>
    </number:date-style>
    <number:date-style style:name="N114">
      <number:month number:textual="true"/>
      <number:text>/</number:text>
      <number:year/>
    </number:date-style>
    <number:time-style style:name="N115">
      <number:hours/>
      <number:text>:</number:text>
      <number:minutes number:style="long"/>
      <number:text> </number:text>
      <number:am-pm/>
    </number:time-style>
    <number:time-style style:name="N116">
      <number:hours/>
      <number:text>:</number:text>
      <number:minutes number:style="long"/>
      <number:text>:</number:text>
      <number:seconds number:style="long"/>
      <number:text> </number:text>
      <number:am-pm/>
    </number:time-style>
    <number:date-style style:name="N117">
      <number:day/>
      <number:text>/</number:text>
      <number:month/>
      <number:text>/</number:text>
      <number:year number:style="long"/>
      <number:text> </number:text>
      <number:hours number:style="long"/>
      <number:text>:</number:text>
      <number:minutes number:style="long"/>
    </number:date-style>
    <number:number-style style:name="N118P0" style:volatile="true">
      <number:number number:decimal-places="0" number:min-decimal-places="0" number:min-integer-digits="1" number:grouping="true"/>
      <number:text> </number:text>
    </number:number-style>
    <number:number-style style:name="N118">
      <number:text>(</number:text>
      <number:number number:decimal-places="0" number:min-decimal-places="0" number:min-integer-digits="1" number:grouping="true"/>
      <number:text>)</number:text>
      <style:map style:condition="value()&gt;=0" style:apply-style-name="N118P0"/>
    </number:number-style>
    <number:number-style style:name="N119P0" style:volatile="true">
      <number:number number:decimal-places="0" number:min-decimal-places="0" number:min-integer-digits="1" number:grouping="true"/>
      <number:text> </number:text>
    </number:number-style>
    <number:number-style style:name="N119">
      <style:text-properties fo:color="#ff0000"/>
      <number:text>(</number:text>
      <number:number number:decimal-places="0" number:min-decimal-places="0" number:min-integer-digits="1" number:grouping="true"/>
      <number:text>)</number:text>
      <style:map style:condition="value()&gt;=0" style:apply-style-name="N119P0"/>
    </number:number-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number:text>
      <style:map style:condition="value()&gt;=0" style:apply-style-name="N120P0"/>
    </number:number-style>
    <number:number-style style:name="N121P0" style:volatile="true">
      <number:number number:decimal-places="2" number:min-decimal-places="2" number:min-integer-digits="1" number:grouping="true"/>
      <number:text> </number:text>
    </number:number-style>
    <number:number-style style:name="N121">
      <style:text-properties fo:color="#ff0000"/>
      <number:text>(</number:text>
      <number:number number:decimal-places="2" number:min-decimal-places="2" number:min-integer-digits="1" number:grouping="true"/>
      <number:text>)</number:text>
      <style:map style:condition="value()&gt;=0" style:apply-style-name="N121P0"/>
    </number:number-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 </number:text>
      <number:fill-character> </number:fill-character>
      <number:text>(</number:text>
      <number:number number:decimal-places="0" number:min-decimal-places="0" number:min-integer-digits="1" number:grouping="true"/>
      <number:text>)</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R$ </number:text>
      <number:fill-character> </number:fill-character>
      <number:number number:decimal-places="0" number:min-decimal-places="0" number:min-integer-digits="1" number:grouping="true"/>
      <number:text> </number:text>
    </number:number-style>
    <number:number-style style:name="N123P1" style:volatile="true">
      <number:text> R$ </number:text>
      <number:fill-character> </number:fill-character>
      <number:text>(</number:text>
      <number:number number:decimal-places="0" number:min-decimal-places="0" number:min-integer-digits="1" number:grouping="true"/>
      <number:text>)</number:text>
    </number:number-style>
    <number:number-style style:name="N123P2" style:volatile="true">
      <number:text> R$ </number:text>
      <number:fill-character> </number: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 </number:text>
      <number:fill-character> </number:fill-character>
      <number:text>(</number:text>
      <number:number number:decimal-places="2" number:min-decimal-places="2" number:min-integer-digits="1" number:grouping="true"/>
      <number:text>)</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R$ </number:text>
      <number:fill-character> </number:fill-character>
      <number:number number:decimal-places="2" number:min-decimal-places="2" number:min-integer-digits="1" number:grouping="true"/>
      <number:text> </number:text>
    </number:number-style>
    <number:number-style style:name="N125P1" style:volatile="true">
      <number:text> R$ </number:text>
      <number:fill-character> </number:fill-character>
      <number:text>(</number:text>
      <number:number number:decimal-places="2" number:min-decimal-places="2" number:min-integer-digits="1" number:grouping="true"/>
      <number:text>)</number:text>
    </number:number-style>
    <number:number-style style:name="N125P2" style:volatile="true">
      <number:text> R$ </number:text>
      <number:fill-character> </number:fill-character>
      <number:text>-</number:text>
      <number:number number:decimal-places="0" number: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number:min-decimal-places="1" number:min-integer-digits="1" number:min-exponent-digits="1" number:exponent-interval="3" number:forced-exponent-sign="true"/>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8">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Page_20_1" style:display-name="PageStyle_Pag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meta:document-statistic meta:table-count="1" meta:cell-count="473" meta:object-count="0"/>
  </office:meta>
</office:document-meta>
</file>